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en" fo:country="US" officeooo:rsid="00046ad5" officeooo:paragraph-rsid="00046ad5"/>
    </style:style>
    <style:style style:name="P2" style:family="paragraph" style:parent-style-name="Subtitle">
      <style:text-properties officeooo:rsid="002d9868" officeooo:paragraph-rsid="002d9868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size="16pt" fo:language="en" fo:country="US" officeooo:rsid="0006228c" officeooo:paragraph-rsid="0006228c" style:font-size-asian="16pt" style:font-size-complex="16pt"/>
    </style:style>
    <style:style style:name="P5" style:family="paragraph" style:parent-style-name="Text_20_body">
      <style:text-properties officeooo:paragraph-rsid="001ec2f8"/>
    </style:style>
    <style:style style:name="P6" style:family="paragraph" style:parent-style-name="Title">
      <style:text-properties fo:language="en" fo:country="US"/>
    </style:style>
    <style:style style:name="P7" style:family="paragraph" style:parent-style-name="Heading_20_1">
      <style:paragraph-properties fo:text-align="center" style:justify-single-word="false"/>
      <style:text-properties officeooo:rsid="001ec2f8" officeooo:paragraph-rsid="001ec2f8"/>
    </style:style>
    <style:style style:name="P8" style:family="paragraph" style:parent-style-name="Heading_20_3">
      <style:text-properties officeooo:rsid="001ec2f8" officeooo:paragraph-rsid="001ec2f8"/>
    </style:style>
    <style:style style:name="P9" style:family="paragraph" style:parent-style-name="Heading_20_3">
      <style:text-properties officeooo:paragraph-rsid="001ec2f8"/>
    </style:style>
    <style:style style:name="P10" style:family="paragraph" style:parent-style-name="Text_20_body" style:list-style-name="L1">
      <style:text-properties fo:language="en" fo:country="US" officeooo:paragraph-rsid="00091b73"/>
    </style:style>
    <style:style style:name="P11" style:family="paragraph" style:parent-style-name="Text_20_body" style:list-style-name="L1">
      <style:text-properties fo:font-size="12pt" fo:language="en" fo:country="US" officeooo:paragraph-rsid="0006228c" style:font-size-asian="12pt" style:font-size-complex="12pt"/>
    </style:style>
    <style:style style:name="P12" style:family="paragraph" style:parent-style-name="Text_20_body" style:list-style-name="L1">
      <style:text-properties fo:font-size="12pt" fo:language="en" fo:country="US" officeooo:rsid="00171e8b" officeooo:paragraph-rsid="00171e8b" style:font-size-asian="12pt" style:font-size-complex="12pt"/>
    </style:style>
    <style:style style:name="P13" style:family="paragraph" style:parent-style-name="Text_20_body" style:list-style-name="L1">
      <style:text-properties fo:font-size="12pt" fo:language="en" fo:country="US" officeooo:rsid="00101372" officeooo:paragraph-rsid="00101372" style:font-size-asian="12pt" style:font-size-complex="12pt"/>
    </style:style>
    <style:style style:name="P14" style:family="paragraph" style:parent-style-name="Text_20_body" style:list-style-name="L1">
      <style:text-properties fo:font-size="12pt" fo:language="en" fo:country="US" officeooo:rsid="00184e7f" officeooo:paragraph-rsid="00184e7f" style:font-size-asian="12pt" style:font-size-complex="12pt"/>
    </style:style>
    <style:style style:name="P15" style:family="paragraph" style:parent-style-name="Text_20_body" style:list-style-name="L2">
      <style:text-properties officeooo:rsid="002d9868" officeooo:paragraph-rsid="002d9868"/>
    </style:style>
    <style:style style:name="P16" style:family="paragraph" style:parent-style-name="Text_20_body" style:list-style-name="L3">
      <style:text-properties officeooo:rsid="001ef317" officeooo:paragraph-rsid="001ef317"/>
    </style:style>
    <style:style style:name="P17" style:family="paragraph" style:parent-style-name="Text_20_body" style:list-style-name="L3">
      <style:text-properties officeooo:rsid="001ffae5" officeooo:paragraph-rsid="001ffae5"/>
    </style:style>
    <style:style style:name="P18" style:family="paragraph" style:parent-style-name="Text_20_body" style:list-style-name="L4">
      <style:text-properties officeooo:rsid="0021a1cb" officeooo:paragraph-rsid="0021a1cb"/>
    </style:style>
    <style:style style:name="P19" style:family="paragraph" style:parent-style-name="Text_20_body" style:list-style-name="L6">
      <style:text-properties officeooo:rsid="0021a1cb" officeooo:paragraph-rsid="0021a1cb"/>
    </style:style>
    <style:style style:name="P20" style:family="paragraph" style:parent-style-name="Text_20_body" style:list-style-name="L5">
      <style:text-properties officeooo:rsid="002e41c1" officeooo:paragraph-rsid="002e41c1"/>
    </style:style>
    <style:style style:name="P21" style:family="paragraph" style:parent-style-name="Text_20_body" style:list-style-name="L5">
      <style:text-properties officeooo:rsid="003514cc" officeooo:paragraph-rsid="003514cc"/>
    </style:style>
    <style:style style:name="P22" style:family="paragraph" style:parent-style-name="Text_20_body" style:list-style-name="L7">
      <style:text-properties officeooo:rsid="0024c176" officeooo:paragraph-rsid="0024c176"/>
    </style:style>
    <style:style style:name="P23" style:family="paragraph" style:parent-style-name="Text_20_body" style:list-style-name="L7">
      <style:text-properties officeooo:rsid="0022d507" officeooo:paragraph-rsid="0022d507"/>
    </style:style>
    <style:style style:name="T1" style:family="text">
      <style:text-properties officeooo:rsid="0006228c"/>
    </style:style>
    <style:style style:name="T2" style:family="text">
      <style:text-properties officeooo:rsid="000745a8"/>
    </style:style>
    <style:style style:name="T3" style:family="text">
      <style:text-properties fo:font-size="12pt" officeooo:rsid="000b1981" style:font-size-asian="12pt" style:font-size-complex="12pt"/>
    </style:style>
    <style:style style:name="T4" style:family="text">
      <style:text-properties fo:font-size="12pt" officeooo:rsid="00091b73" style:font-size-asian="12pt" style:font-size-complex="12pt"/>
    </style:style>
    <style:style style:name="T5" style:family="text">
      <style:text-properties fo:font-size="12pt" officeooo:rsid="000c49d9" style:font-size-asian="12pt" style:font-size-complex="12pt"/>
    </style:style>
    <style:style style:name="T6" style:family="text">
      <style:text-properties fo:font-size="12pt" officeooo:rsid="000d33f3" style:font-size-asian="12pt" style:font-size-complex="12pt"/>
    </style:style>
    <style:style style:name="T7" style:family="text">
      <style:text-properties fo:font-size="12pt" officeooo:rsid="0035431b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c49d9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d33f3" style:font-size-asian="12pt" style:font-size-complex="12pt"/>
    </style:style>
    <style:style style:name="T10" style:family="text">
      <style:text-properties fo:font-size="12pt" style:text-underline-style="none" officeooo:rsid="000c49d9" style:font-size-asian="12pt" style:font-size-complex="12pt"/>
    </style:style>
    <style:style style:name="T11" style:family="text">
      <style:text-properties fo:font-size="12pt" style:text-underline-style="none" officeooo:rsid="000d33f3" style:font-size-asian="12pt" style:font-size-complex="12pt"/>
    </style:style>
    <style:style style:name="T12" style:family="text">
      <style:text-properties style:text-underline-style="solid" style:text-underline-width="auto" style:text-underline-color="font-color" officeooo:rsid="0006228c"/>
    </style:style>
    <style:style style:name="T13" style:family="text">
      <style:text-properties officeooo:rsid="001153a4"/>
    </style:style>
    <style:style style:name="T14" style:family="text">
      <style:text-properties officeooo:rsid="001ec2f8"/>
    </style:style>
    <style:style style:name="T15" style:family="text">
      <style:text-properties officeooo:rsid="001ef317"/>
    </style:style>
    <style:style style:name="T16" style:family="text">
      <style:text-properties officeooo:rsid="0022d507"/>
    </style:style>
    <style:style style:name="T17" style:family="text">
      <style:text-properties officeooo:rsid="0024c176"/>
    </style:style>
    <style:style style:name="T18" style:family="text">
      <style:text-properties officeooo:rsid="002595d5"/>
    </style:style>
    <style:style style:name="T19" style:family="text">
      <style:text-properties officeooo:rsid="0025d27a"/>
    </style:style>
    <style:style style:name="T20" style:family="text">
      <style:text-properties officeooo:rsid="00293ed4"/>
    </style:style>
    <style:style style:name="T21" style:family="text">
      <style:text-properties officeooo:rsid="003514cc"/>
    </style:style>
    <style:style style:name="T22" style:family="text">
      <style:text-properties officeooo:rsid="0035d687"/>
    </style:style>
    <style:style style:name="T23" style:family="text">
      <style:text-properties officeooo:rsid="003826a6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ttings Documentation</text:p>
      <text:p text:style-name="P3"/>
      <text:p text:style-name="P1">Video Settings</text:p>
      <text:list xml:id="list2585623751" text:style-name="L1">
        <text:list-item>
          <text:p text:style-name="P10"><text:span text:style-name="T3">Screen </text:span><text:span text:style-name="T4">mode (</text:span><text:span text:style-name="T8">0 – </text:span><text:span text:style-name="T9">Exclusive Full Screen</text:span><text:span text:style-name="T5">,</text:span><text:span text:style-name="T10"> 1 – </text:span><text:span text:style-name="T11">Full Screen Windowed</text:span><text:span text:style-name="T10">,</text:span><text:span text:style-name="T5"> </text:span><text:span text:style-name="T7">2</text:span><text:span text:style-name="T5"> – </text:span><text:span text:style-name="T6">Window</text:span><text:span text:style-name="T5">)</text:span></text:p>
        </text:list-item>
        <text:list-item>
          <text:p text:style-name="P11"><text:span text:style-name="T1">Resolution (0 – 720×1280, 1 – 900×1600, </text:span><text:span text:style-name="T12">2 – 1080×1920</text:span><text:span text:style-name="T1">, 3 – 1440×2560, </text:span><text:span text:style-name="T2">4 – </text:span><text:span text:style-name="T1">2160×3840)</text:span></text:p>
        </text:list-item>
        <text:list-item>
          <text:p text:style-name="P12">Custom Resolution (on, off; <text:s/>Width in pixels, Height in pixels)</text:p>
        </text:list-item>
        <text:list-item>
          <text:p text:style-name="P13">V <text:span text:style-name="T13">S</text:span>ync (0 – Disabled, 1 – <text:span text:style-name="T22">Monitor</text:span>, 2 – <text:span text:style-name="T22">Half</text:span>) <text:span text:style-name="T23">[Hidden (3 – ½, 4 – ¼)]</text:span></text:p>
        </text:list-item>
        <text:list-item>
          <text:p text:style-name="P14">Frame Rate Limit (on, off; Max Frame Rate)</text:p>
        </text:list-item>
      </text:list>
      <text:p text:style-name="P4"/>
      <text:p text:style-name="P2">Audio Settings</text:p>
      <text:list xml:id="list2237292143" text:style-name="L2">
        <text:list-item>
          <text:p text:style-name="P15">Mute Audio (true, false)</text:p>
        </text:list-item>
        <text:list-item>
          <text:p text:style-name="P15">Master Volume (0 – 100)</text:p>
        </text:list-item>
        <text:list-item>
          <text:p text:style-name="P15">SFX Volume (0 – 100)</text:p>
        </text:list-item>
        <text:list-item>
          <text:p text:style-name="P15">Music Volume (0 <text:s/>- 100)</text:p>
        </text:list-item>
        <text:list-item>
          <text:p text:style-name="P15">Dialogues Volume (0 – 100)</text:p>
        </text:list-item>
      </text:list>
      <text:p text:style-name="P4"/>
      <text:p text:style-name="P4"/>
      <text:p text:style-name="P4"/>
      <text:p text:style-name="P4"/>
      <text:p text:style-name="P4"/>
      <text:h text:style-name="P7" text:outline-level="1"><text:soft-page-break/></text:h>
      <text:h text:style-name="P7" text:outline-level="1"/>
      <text:h text:style-name="P7" text:outline-level="1"/>
      <text:h text:style-name="P7" text:outline-level="1">GUI Options</text:h>
      <text:h text:style-name="P8" text:outline-level="3">Switch Options <text:span text:style-name="T15">IDs</text:span></text:h>
      <text:list xml:id="list3145665757" text:style-name="L3">
        <text:list-item>
          <text:p text:style-name="P16">0 – Screen Mode</text:p>
        </text:list-item>
        <text:list-item>
          <text:p text:style-name="P17">1 -Resolution</text:p>
        </text:list-item>
        <text:list-item>
          <text:p text:style-name="P17">2 – V sync</text:p>
        </text:list-item>
      </text:list>
      <text:h text:style-name="P8" text:outline-level="3">Slider Options <text:span text:style-name="T15">IDs</text:span></text:h>
      <text:list xml:id="list1174160279" text:style-name="L4">
        <text:list-item>
          <text:p text:style-name="P18">0 – Master Volume</text:p>
        </text:list-item>
        <text:list-item>
          <text:p text:style-name="P18">1 – SFX Volume</text:p>
        </text:list-item>
        <text:list-item>
          <text:p text:style-name="P18">2 – Music Volume</text:p>
        </text:list-item>
        <text:list-item>
          <text:p text:style-name="P18">3 – Dialogues Volume</text:p>
        </text:list-item>
      </text:list>
      <text:p text:style-name="P5"/>
      <text:h text:style-name="P8" text:outline-level="3">Toggle Options <text:span text:style-name="T15">IDs</text:span></text:h>
      <text:list xml:id="list3318294982" text:style-name="L5">
        <text:list-item>
          <text:p text:style-name="P20">0 – Reverse Y Axis</text:p>
        </text:list-item>
        <text:list-item>
          <text:p text:style-name="P21">1 – Mute Audio</text:p>
        </text:list-item>
      </text:list>
      <text:list xml:id="list3179112322" text:style-name="L6">
        <text:list-item>
          <text:p text:style-name="P19"><text:span text:style-name="T21">2</text:span> – <text:span text:style-name="T18">C</text:span>ustom <text:span text:style-name="T18">R</text:span>esolution</text:p>
        </text:list-item>
        <text:list-item>
          <text:p text:style-name="P19"><text:span text:style-name="T21">3</text:span> – Frame Rate Limit</text:p>
        </text:list-item>
      </text:list>
      <text:h text:style-name="P9" text:outline-level="3"/>
      <text:h text:style-name="P9" text:outline-level="3"><text:span text:style-name="T14">Input Options </text:span><text:span text:style-name="T15">ID</text:span><text:span text:style-name="T16">s</text:span></text:h>
      <text:list xml:id="list2129390749" text:style-name="L7">
        <text:list-item>
          <text:p text:style-name="P22">0 – Look Sensitivity X</text:p>
        </text:list-item>
        <text:list-item>
          <text:p text:style-name="P22">1 – Look Sensitivity Y</text:p>
        </text:list-item>
        <text:list-item>
          <text:p text:style-name="P23"><text:span text:style-name="T17">2</text:span> – <text:span text:style-name="T20">C</text:span>ustom resolution X</text:p>
        </text:list-item>
        <text:list-item>
          <text:p text:style-name="P23"><text:span text:style-name="T17">3</text:span> – <text:span text:style-name="T20">C</text:span>ustom resolution Y</text:p>
        </text:list-item>
        <text:list-item>
          <text:p text:style-name="P23"><text:span text:style-name="T17">4</text:span> – <text:span text:style-name="T19">M</text:span>ax <text:span text:style-name="T19">F</text:span>rame <text:span text:style-name="T19">R</text:span>a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07T17:01:46.841000000</dc:date>
    <meta:editing-duration>PT3H47M14S</meta:editing-duration>
    <meta:editing-cycles>41</meta:editing-cycles>
    <meta:document-statistic meta:table-count="0" meta:image-count="0" meta:object-count="0" meta:page-count="2" meta:paragraph-count="34" meta:word-count="177" meta:character-count="894" meta:non-whitespace-character-count="746"/>
  </office:meta>
</office:document-meta>
</file>